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ypeUtils_parseDouble_Test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_parseDouble_Test.test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_parseDouble_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_parseDouble_Test.test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_parseDouble_Test.test_0_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ypeUtils_parseDouble_Test.test_4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